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538f" officeooo:paragraph-rsid="0020538f"/>
    </style:style>
    <style:style style:name="P2" style:family="paragraph" style:parent-style-name="Standard">
      <style:text-properties officeooo:rsid="00208852" officeooo:paragraph-rsid="00208852"/>
    </style:style>
    <style:style style:name="P3" style:family="paragraph" style:parent-style-name="Standard">
      <style:text-properties officeooo:rsid="0020cd90" officeooo:paragraph-rsid="0020cd90"/>
    </style:style>
    <style:style style:name="P4" style:family="paragraph" style:parent-style-name="Standard">
      <style:text-properties officeooo:rsid="00229c81" officeooo:paragraph-rsid="00229c81"/>
    </style:style>
    <style:style style:name="P5" style:family="paragraph" style:parent-style-name="Standard">
      <style:text-properties officeooo:paragraph-rsid="00236a07"/>
    </style:style>
    <style:style style:name="P6" style:family="paragraph" style:parent-style-name="Standard">
      <style:text-properties officeooo:rsid="00236a07" officeooo:paragraph-rsid="00236a07"/>
    </style:style>
    <style:style style:name="P7" style:family="paragraph" style:parent-style-name="Standard">
      <style:text-properties fo:font-weight="bold" officeooo:rsid="00236a07" officeooo:paragraph-rsid="00236a07" style:font-weight-asian="bold" style:font-weight-complex="bold"/>
    </style:style>
    <style:style style:name="P8" style:family="paragraph" style:parent-style-name="Standard">
      <style:text-properties fo:font-weight="bold" officeooo:rsid="00271908" officeooo:paragraph-rsid="00271908" style:font-weight-asian="bold" style:font-weight-complex="bold"/>
    </style:style>
    <style:style style:name="P9" style:family="paragraph" style:parent-style-name="Standard">
      <style:text-properties fo:font-weight="bold" officeooo:rsid="00292354" officeooo:paragraph-rsid="00292354" style:font-weight-asian="bold" style:font-weight-complex="bold"/>
    </style:style>
    <style:style style:name="P10" style:family="paragraph" style:parent-style-name="Standard">
      <style:text-properties fo:font-weight="bold" officeooo:rsid="002db39c" officeooo:paragraph-rsid="002db39c" style:font-weight-asian="bold" style:font-weight-complex="bold"/>
    </style:style>
    <style:style style:name="P11" style:family="paragraph" style:parent-style-name="Standard">
      <style:text-properties fo:font-weight="bold" officeooo:rsid="00317e11" officeooo:paragraph-rsid="00317e11" style:font-weight-asian="bold" style:font-weight-complex="bold"/>
    </style:style>
    <style:style style:name="P12" style:family="paragraph" style:parent-style-name="Standard">
      <style:text-properties officeooo:rsid="0023c644" officeooo:paragraph-rsid="0023c644"/>
    </style:style>
    <style:style style:name="P13" style:family="paragraph" style:parent-style-name="Standard">
      <style:text-properties officeooo:rsid="0025038e" officeooo:paragraph-rsid="00257857"/>
    </style:style>
    <style:style style:name="P14" style:family="paragraph" style:parent-style-name="Standard">
      <style:text-properties officeooo:rsid="00261274" officeooo:paragraph-rsid="00261274"/>
    </style:style>
    <style:style style:name="P15" style:family="paragraph" style:parent-style-name="Standard">
      <style:text-properties officeooo:rsid="0026c7f0" officeooo:paragraph-rsid="0026c7f0"/>
    </style:style>
    <style:style style:name="P16" style:family="paragraph" style:parent-style-name="Standard">
      <style:text-properties officeooo:rsid="00271908" officeooo:paragraph-rsid="00271908"/>
    </style:style>
    <style:style style:name="P17" style:family="paragraph" style:parent-style-name="Standard">
      <style:text-properties officeooo:rsid="00292354" officeooo:paragraph-rsid="002cd7ee"/>
    </style:style>
    <style:style style:name="P18" style:family="paragraph" style:parent-style-name="Standard">
      <style:text-properties officeooo:rsid="002db39c" officeooo:paragraph-rsid="002db39c"/>
    </style:style>
    <style:style style:name="P19" style:family="paragraph" style:parent-style-name="Standard">
      <style:text-properties officeooo:rsid="002e01a9" officeooo:paragraph-rsid="002e01a9"/>
    </style:style>
    <style:style style:name="P20" style:family="paragraph" style:parent-style-name="Standard">
      <style:text-properties officeooo:rsid="002f9f71" officeooo:paragraph-rsid="002f9f71"/>
    </style:style>
    <style:style style:name="P21" style:family="paragraph" style:parent-style-name="Standard">
      <style:text-properties officeooo:rsid="003102b3" officeooo:paragraph-rsid="003102b3"/>
    </style:style>
    <style:style style:name="P22" style:family="paragraph" style:parent-style-name="Standard">
      <style:text-properties officeooo:rsid="00317e11" officeooo:paragraph-rsid="00317e11"/>
    </style:style>
    <style:style style:name="P23" style:family="paragraph" style:parent-style-name="Standard">
      <style:text-properties officeooo:rsid="00317e11" officeooo:paragraph-rsid="0032138e"/>
    </style:style>
    <style:style style:name="T1" style:family="text">
      <style:text-properties officeooo:rsid="001eba8a"/>
    </style:style>
    <style:style style:name="T2" style:family="text">
      <style:text-properties fo:font-weight="bold" style:font-weight-asian="bold" style:font-weight-complex="bold"/>
    </style:style>
    <style:style style:name="T3" style:family="text">
      <style:text-properties fo:font-weight="bold" officeooo:rsid="00236a07" style:font-weight-asian="bold" style:font-weight-complex="bold"/>
    </style:style>
    <style:style style:name="T4" style:family="text">
      <style:text-properties fo:font-weight="bold" officeooo:rsid="0032138e" style:font-weight-asian="bold" style:font-weight-complex="bold"/>
    </style:style>
    <style:style style:name="T5" style:family="text">
      <style:text-properties officeooo:rsid="00257857"/>
    </style:style>
    <style:style style:name="T6" style:family="text">
      <style:text-properties officeooo:rsid="002bb7a2"/>
    </style:style>
    <style:style style:name="T7" style:family="text">
      <style:text-properties officeooo:rsid="003213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line-break/><text:line-break/><text:span text:style-name="T3">Einleitende Gedanlen</text:span></text:p>
      <text:p text:style-name="P5"/>
      <text:p text:style-name="P5"><text:span text:style-name="T1">Generics let you create classes and methods that work in the same way on different types of objects.<text:line-break/><text:line-break/>The term “generic” comes from the idea that we’d like to be able to write general algorithms that can be broadly reused for many types of objects rather than having to adapt our code to fit each cir-</text:span></text:p>
      <text:p text:style-name="P1">cumstance</text:p>
      <text:p text:style-name="P1"/>
      <text:p text:style-name="P2">Generics take reuse to the next level by making the type of the objects we work with an explicit parameter of the generic code. For this reason, generics are also referred to as parameterized types.</text:p>
      <text:p text:style-name="P2"/>
      <text:p text:style-name="P3"><text:span text:style-name="T2">Gedanken zu Ploymorphismus im allgemeinen:</text:span><text:line-break/>In an object-oriented programming language like Java, polymorphism means that objects are always to some degree interchangeable. Any child of a type of object can serve in place of its parent type and, ultimately, every object is a child of java.lang. Object , the object-oriented “Eve,” so to speak</text:p>
      <text:p text:style-name="P3"/>
      <text:p text:style-name="P4">To generalize, the problem is that instead of refining the behavior of our objects, what we really want to do is to change their contract with the user. We want to adapt their API to a more specific type and polymorphism doesn’t allow that. It would seem that we are stuck with Object s for our collections. But this is where generics come in.</text:p>
      <text:p text:style-name="P4"/>
      <text:p text:style-name="P7">Enter Generics</text:p>
      <text:p text:style-name="P6"><text:line-break/>Generics in Java are an enhancement to the syntax of classes that allow us to specialize the class for a given type or set of types</text:p>
      <text:p text:style-name="P6"/>
      <text:p text:style-name="P12">List&lt;String&gt; listOfStrings;</text:p>
      <text:p text:style-name="P12">In this snippet, we declared a variable called listOfStrings using the generic type List with a type parameter of String</text:p>
      <text:p text:style-name="P13">Completing the type by supplying its type parameter is called instantiating the type. <text:span text:style-name="T5">It is also sometimes called invoking the type, by analogy with invoking a method and supplying its arguments.</text:span></text:p>
      <text:p text:style-name="P13"/>
      <text:p text:style-name="P14">Map&lt; Integer, Employee &gt; employees = new HashMap&lt; Integer, Employee &gt;( );</text:p>
      <text:p text:style-name="P15">The reason we used Integer here to hold our number is that the type parameters to a generic class must be class types. We can’t parameterize a generic class with a primitive type, such as int or boolean . Fortunately, autoboxing of primitives in Java 5.0 (see Chapter 5) makes it appear almost as if we can, by allowing us to use primitive types as if they were wrapper types:</text:p>
      <text:p text:style-name="P15">employees.put( 42, bob );</text:p>
      <text:p text:style-name="P15">Employee bob = employees.get( 42 );</text:p>
      <text:p text:style-name="P15"/>
      <text:p text:style-name="P8">Fragen, die mit Generics aufkommen können:</text:p>
      <text:p text:style-name="P16">- Why don’t casts and tests work properly with generics? <text:line-break/>- Why can’t I implement what appear to be two different generic interfaces in one class? <text:line-break/>- Why is it that I can declare an array of generic types, even though there is no way in Java to create such an array?!?</text:p>
      <text:p text:style-name="P16"/>
      <text:p text:style-name="P9">Desgn goals</text:p>
      <text:p text:style-name="P17">The design goals for Java generics were formidable: add a radical new syntax to the language that introduces parameterized types, safely, with no impact on performance and, oh, by the way, make it <text:soft-page-break/>backward-compatible with all existing Java code and don’t change the compiled classes in any serious way. It’s actually fairly amazing that these conditions could be satisfied at all and no surprise that it took a while. But as always, the compromises lead to some headaches.<text:line-break/><text:line-break/><text:span text:style-name="T6">To accomplish this feat, Java employs a technique called erasure, which relates to the idea that since most everything we do with generics applies statically, at compile time, generic information does not really have to be carried over into the compiled classes.<text:line-break/>The generic nature of the classes, enforced by the compiler, can be “erased” in the compiled classes, allowing us to maintain compatibility with nongeneric code.</text:span></text:p>
      <text:p text:style-name="P17"/>
      <text:p text:style-name="P10">Raw types</text:p>
      <text:p text:style-name="P18">Although the compiler treats different parameterizations of a generic type as truly different types (with different APIs) at compile time, we have seen that only one real type exists at runtime. For example, the class of List&lt;Date&gt; and List&lt;String&gt; share the plain old Java class List . List is called the raw type of the generic class</text:p>
      <text:p text:style-name="P18"/>
      <text:p text:style-name="P18"/>
      <text:p text:style-name="P19">Parameterized Type Reationships</text:p>
      <text:p text:style-name="P19"/>
      <text:p text:style-name="P19">We know now that parameterized types share a common, raw type. This is why our parameterized List&lt;Date&gt; is just a List at runtime. In fact, we can assign any instantiation of List to the raw type if we want:</text:p>
      <text:p text:style-name="P19">List list = new ArrayList&lt;Date&gt;( );</text:p>
      <text:p text:style-name="P19">We can even go the other way and assign a raw type to a specific instantiation of the generic type:</text:p>
      <text:p text:style-name="P19">List&lt;Date&gt; dates = new ArrayList( ); // unchecked warning</text:p>
      <text:p text:style-name="P19"/>
      <text:p text:style-name="P19"/>
      <text:p text:style-name="P20"><text:span text:style-name="T2">Casts</text:span><text:line-break/>Normally, we use a cast in Java to work with two types that could be assignable. For example, we could attempt to cast an Object to a Date because it is plausible that the Object is a Date value. The cast then performs the check at runtime to see if we are correct. Casting between unrelated types is a compile-time error.</text:p>
      <text:p text:style-name="P20"/>
      <text:p text:style-name="P21">Object o = new ArrayList&lt;String&gt;( );</text:p>
      <text:p text:style-name="P21">List&lt;Date&gt; ldfo = (List&lt;Date&gt;)o; // unchecked warning, ineffective</text:p>
      <text:p text:style-name="P21">Date d = ldfo.get(0); // unsafe at runtime, implicit cast may fail</text:p>
      <text:p text:style-name="P21"/>
      <text:p text:style-name="P21">Here, we aliased an ArrayList&lt;String&gt; as a plain Object . Next, we cast it to a List&lt;Date&gt; . Unfortunately, Java does not know the difference between a List&lt;String&gt; and a List&lt;Date&gt; at runtime, so the cast is fruitless. The compiler warns us of this by generating an unchecked warning at the location of the cast; we should be aware that we might find out later when we try to use the cast object that it is incorrect. Casts are ineffective at runtime because of erasure and the lack of type information.</text:p>
      <text:p text:style-name="P21"/>
      <text:p text:style-name="P21"/>
      <text:p text:style-name="P11">Bounds</text:p>
      <text:p text:style-name="P22">A bound is a constraint on the type of a type parameter.</text:p>
      <text:p text:style-name="P22"/>
      <text:p text:style-name="P23">The type after erasure used for the parameter type of a generic class is the leftmost bound. That is, the first bound specified after extends becomes the type used in the erasure. This implies that if the type extends a class type, it is always the erased type because it must always come first. But if the type extends only interface types, the choice is up to us.<text:line-break/><text:soft-page-break/><text:line-break/><text:span text:style-name="T4">Wildcards</text:span><text:span text:style-name="T7"><text:line-break/>As we’ll see in this section, wildcards are Java’s way of introducing polymorphism into the type parameter portion of the generic eq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12:51:23.850393299</meta:creation-date>
    <meta:editing-duration>PT3H48M27S</meta:editing-duration>
    <meta:editing-cycles>26</meta:editing-cycles>
    <meta:generator>LibreOffice/4.2.8.2$Linux_X86_64 LibreOffice_project/420m0$Build-2</meta:generator>
    <dc:date>2015-11-26T16:41:57.465897936</dc:date>
    <meta:document-statistic meta:table-count="0" meta:image-count="0" meta:object-count="0" meta:page-count="3" meta:paragraph-count="34" meta:word-count="1009" meta:character-count="5834" meta:non-whitespace-character-count="4799"/>
  </office:meta>
</office:document-meta>
</file>